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e3720" officeooo:paragraph-rsid="000e3720"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0e3720" officeooo:paragraph-rsid="000e3720" style:font-weight-asian="normal" style:font-weight-complex="normal"/>
    </style:style>
    <style:style style:name="P3" style:family="paragraph" style:parent-style-name="Standard">
      <style:text-properties style:text-underline-style="solid" style:text-underline-width="auto" style:text-underline-color="font-color" fo:font-weight="normal" officeooo:rsid="000e3720" officeooo:paragraph-rsid="000e75cb" style:font-weight-asian="normal" style:font-weight-complex="normal"/>
    </style:style>
    <style:style style:name="P4" style:family="paragraph" style:parent-style-name="Standard">
      <style:text-properties style:text-underline-style="none" fo:font-weight="normal" officeooo:rsid="000e3720" officeooo:paragraph-rsid="000e3720" style:font-weight-asian="normal" style:font-weight-complex="normal"/>
    </style:style>
    <style:style style:name="P5" style:family="paragraph" style:parent-style-name="Standard">
      <style:text-properties style:text-underline-style="none" fo:font-weight="normal" officeooo:rsid="000e75cb" officeooo:paragraph-rsid="000e75cb" style:font-weight-asian="normal" style:font-weight-complex="normal"/>
    </style:style>
    <style:style style:name="P6" style:family="paragraph" style:parent-style-name="Standard">
      <style:text-properties style:text-underline-style="none" fo:font-weight="normal" officeooo:rsid="0010136f" officeooo:paragraph-rsid="0010136f" style:font-weight-asian="normal" style:font-weight-complex="normal"/>
    </style:style>
    <style:style style:name="P7" style:family="paragraph" style:parent-style-name="Standard">
      <style:text-properties style:text-underline-style="none" fo:font-weight="normal" officeooo:rsid="0010f10f" officeooo:paragraph-rsid="0010f10f" style:font-weight-asian="normal" style:font-weight-complex="normal"/>
    </style:style>
    <style:style style:name="P8" style:family="paragraph" style:parent-style-name="Standard">
      <style:text-properties style:text-underline-style="none" fo:font-weight="normal" officeooo:rsid="0013689b" officeooo:paragraph-rsid="0013689b"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0e75cb" officeooo:paragraph-rsid="000e75cb" style:font-weight-asian="normal" style:font-weight-complex="normal"/>
    </style:style>
    <style:style style:name="T1" style:family="text">
      <style:text-properties officeooo:rsid="0010f10f"/>
    </style:style>
    <style:style style:name="T2" style:family="text">
      <style:text-properties officeooo:rsid="00121ab5"/>
    </style:style>
    <style:style style:name="T3" style:family="text">
      <style:text-properties style:text-underline-style="none"/>
    </style:style>
    <style:style style:name="T4" style:family="text">
      <style:text-properties style:text-underline-style="none" officeooo:rsid="001409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2001F – Hashing Assignment<text:span text:style-name="T3"> <text:s text:c="61"/></text:span><text:span text:style-name="T4">Nkosingiphile Gumede</text:span></text:p>
      <text:p text:style-name="P1">Evaluation</text:p>
      <text:p text:style-name="P1"/>
      <text:p text:style-name="P1"/>
      <text:p text:style-name="P3">1)</text:p>
      <text:p text:style-name="P3">If space is not an issue, which produces the fastest insert/search functions, and under what</text:p>
      <text:p text:style-name="P2">conditions?</text:p>
      <text:p text:style-name="P4"/>
      <text:p text:style-name="P6">Regardless of whether or not space is an issue, insertion using separate chaining is most efficient as it is always computed with only one operation (O(1)). Linear probing and quadratic probing can only compete in insertion in the best case where the hash index happens to be null.</text:p>
      <text:p text:style-name="P6"/>
      <text:p text:style-name="P6">In terms of searching, one cannot say which collision resolution technique is the best in all cases because this depends on the situation regarding which table indexes the existing entries happened to hash to given your hash function. <text:span text:style-name="T1">This means that either linear probing, quadratic probing or separate chaining could be best or word depending on the case. Linear and quadratic probing can be expected to have the same search speed an any case.</text:span></text:p>
      <text:p text:style-name="P4"/>
      <text:p text:style-name="P2">2)</text:p>
      <text:p text:style-name="P2">Which technique generally performs best?</text:p>
      <text:p text:style-name="P2"/>
      <text:p text:style-name="P7">Separate chaining generally performs the best. This is justified by my load performance results. Separate chaining takes the <text:span text:style-name="T2">least amount of probes in every case. Although separate chaining isn't necessarily the best in terms of searching, due to it's superior performance in insertion it can be concluded that comprehensively it is generally the best.</text:span></text:p>
      <text:p text:style-name="P5"/>
      <text:p text:style-name="P9">3)</text:p>
      <text:p text:style-name="P3">Allowing that the investigation has not considered the amounts of memory used, using</text:p>
      <text:p text:style-name="P2">estimates, which offers the best combination of speed and efficient storage?</text:p>
      <text:p text:style-name="P2"/>
      <text:p text:style-name="P8">In terms of combining speed and efficient storage, quadratic probing is probably as it generally performs insertion faster than linear probing (as per my results in load testing) and although in terms of number of probes it is not more efficient than separate chaining in insertion number of probes it is considered to be more memory efficient. This superior memory efficiency is caused by the fact that entries stored in an array take up less memory than elements within a linked list within a table e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9:50:54.874201730</meta:creation-date>
    <dc:date>2015-05-08T01:11:47.559424072</dc:date>
    <meta:editing-duration>PT17M6S</meta:editing-duration>
    <meta:editing-cycles>2</meta:editing-cycles>
    <meta:generator>LibreOffice/4.3.2.2$Linux_X86_64 LibreOffice_project/430m0$Build-2</meta:generator>
    <meta:document-statistic meta:table-count="0" meta:image-count="0" meta:object-count="0" meta:page-count="1" meta:paragraph-count="14" meta:word-count="316" meta:character-count="2015" meta:non-whitespace-character-count="1651"/>
  </office:meta>
</office:document-meta>
</file>